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53.69mm" svg:y="38.78mm">
            <loext:p draw:notify-on-update-of-ranges="Sheet1.A1:Sheet1.A5 Sheet1.B1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1:30:43.321383883</meta:creation-date>
    <dc:date>2020-01-13T11:32:28.520069473</dc:date>
    <meta:editing-duration>PT1M45S</meta:editing-duration>
    <meta:editing-cycles>1</meta:editing-cycles>
    <meta:generator>LibreOffice/5.1.6.2$Linux_X86_64 LibreOffice_project/1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1:Sheet1.B5" svg:x="0.773cm" svg:y="0.184cm" svg:width="12.505cm" svg:height="8.643cm">
          <chartooo:coordinate-region svg:x="1.394cm" svg:y="0.383cm" svg:width="11.604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5</svg:desc>
                </draw:g>
              </table:table-cell>
              <table:table-cell office:value-type="float" office:value="0">
                <text:p>0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